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1" calcext:value-type="float">
            <text:p>3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8])" office:value-type="float" office:value="269.67" calcext:value-type="float">
            <text:p>269.6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2:.C48])" office:value-type="float" office:value="91.33" calcext:value-type="float">
            <text:p>91.3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2:.C59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2:.C6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1:.C83])" office:value-type="float" office:value="132.6" calcext:value-type="float">
            <text:p>1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671.16" calcext:value-type="float">
            <text:p>671.16</text:p>
          </table:table-cell>
          <table:table-cell table:formula="of:=SUM([.D1:.D85])" office:value-type="float" office:value="671.16" calcext:value-type="float">
            <text:p>671.1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1])" office:value-type="float" office:value="-457.23" calcext:value-type="float">
            <text:p>-457.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6];[.D102])" office:value-type="float" office:value="213.93" calcext:value-type="float">
            <text:p>213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00-00-00</text:date>, <text:time style:data-style-name="N2" text:time-value="22:01:21.140605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22:02:12.274872642</dc:date>
    <meta:editing-duration>P1DT9H47M33S</meta:editing-duration>
    <meta:editing-cycles>208</meta:editing-cycles>
    <meta:generator>LibreOffice/6.0.7.3$Linux_X86_64 LibreOffice_project/00m0$Build-3</meta:generator>
    <meta:document-statistic meta:table-count="5" meta:cell-count="739" meta:object-count="0"/>
  </office:meta>
</office:document-meta>
</file>